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Noto Sans S Chinese Regular" svg:font-family="'Noto Sans S Chinese Regular'" style:font-family-generic="system" style:font-pitch="variable"/>
  </office:font-face-decls>
  <office:automatic-styles>
    <style:style style:name="P1" style:family="paragraph" style:parent-style-name="Heading_20_2">
      <style:text-properties officeooo:rsid="00034d64" officeooo:paragraph-rsid="00034d64"/>
    </style:style>
    <style:style style:name="P2" style:family="paragraph" style:parent-style-name="Heading_20_3">
      <style:text-properties officeooo:rsid="00034d64" officeooo:paragraph-rsid="00034d64"/>
    </style:style>
    <style:style style:name="P3" style:family="paragraph" style:parent-style-name="Heading_20_1">
      <style:text-properties officeooo:rsid="00034d64" officeooo:paragraph-rsid="00034d64"/>
    </style:style>
    <style:style style:name="P4" style:family="paragraph" style:parent-style-name="Heading_20_4">
      <style:text-properties officeooo:rsid="00034d64" officeooo:paragraph-rsid="00034d64"/>
    </style:style>
    <style:style style:name="P5" style:family="paragraph" style:parent-style-name="Heading_20_6">
      <style:text-properties officeooo:rsid="00034d64" officeooo:paragraph-rsid="00034d64"/>
    </style:style>
    <style:style style:name="P6" style:family="paragraph" style:parent-style-name="Heading_20_5">
      <style:text-properties officeooo:rsid="00034d64" officeooo:paragraph-rsid="00034d64"/>
    </style:style>
    <style:style style:name="P7" style:family="paragraph" style:parent-style-name="Heading_20_7">
      <style:text-properties officeooo:rsid="000497a6" officeooo:paragraph-rsid="000497a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Default numbering</text:h>
      <text:h text:style-name="P3" text:outline-level="1">Heading</text:h>
      <text:h text:style-name="P3" text:outline-level="1">Heading</text:h>
      <text:h text:style-name="P1" text:outline-level="2">Number format changed</text:h>
      <text:h text:style-name="P1" text:outline-level="2">Heading</text:h>
      <text:h text:style-name="P1" text:outline-level="2">Heading</text:h>
      <text:h text:style-name="P2" text:outline-level="3">Prefix</text:h>
      <text:h text:style-name="P2" text:outline-level="3">Heading</text:h>
      <text:h text:style-name="P2" text:outline-level="3">Heading</text:h>
      <text:h text:style-name="P4" text:outline-level="4">Suffix</text:h>
      <text:h text:style-name="P4" text:outline-level="4">Heading</text:h>
      <text:h text:style-name="P4" text:outline-level="4">Heading</text:h>
      <text:h text:style-name="P6" text:outline-level="5">Starting with 3</text:h>
      <text:h text:style-name="P6" text:outline-level="5">Heading</text:h>
      <text:h text:style-name="Heading_20_5" text:outline-level="5">Heading</text:h>
      <text:h text:style-name="P5" text:outline-level="6">Shows 3 sublevels</text:h>
      <text:h text:style-name="P5" text:outline-level="6">Heading</text:h>
      <text:h text:style-name="P5" text:outline-level="6">Heading</text:h>
      <text:h text:style-name="Heading_20_7" text:outline-level="7">Bold style</text:h>
      <text:h text:style-name="P7" text:outline-level="7">Heading</text:h>
      <text:h text:style-name="P7" text:outline-level="7">Heading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Noto Sans S Chinese Regular" svg:font-family="'Noto Sans S Chinese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k" fo:country="SK" style:letter-kerning="true" style:font-name-asian="Noto Sans S Chinese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k" fo:country="SK" style:letter-kerning="true" style:font-name-asian="Noto Sans S Chinese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S Chinese Regular" style:font-family-asian="'Noto Sans S Chinese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Drop_20_Caps" style:display-name="Drop Caps" style:family="text"/>
    <style:style style:name="Footnote_20_Symbol" style:display-name="Footnote Symbol" style:family="text"/>
    <style:style style:name="Bold" style:family="text">
      <style:text-properties fo:font-weight="bold" style:font-size-asian="10.5pt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a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prefix="&gt;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suffix=":" style:num-format="1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start-value="3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3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Bold" style:num-format="1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0T19:09:58.282237100</meta:creation-date>
    <dc:date>2014-09-20T19:37:30.843225488</dc:date>
    <meta:editing-duration>PT2M13S</meta:editing-duration>
    <meta:editing-cycles>6</meta:editing-cycles>
    <meta:generator>LibreOffice/4.2.6.3$Linux_X86_64 LibreOffice_project/420m0$Build-3</meta:generator>
    <meta:document-statistic meta:table-count="0" meta:image-count="0" meta:object-count="0" meta:page-count="1" meta:paragraph-count="21" meta:word-count="50" meta:character-count="229" meta:non-whitespace-character-count="221"/>
  </office:meta>
</office:document-meta>
</file>